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face style:name="Liberation Mono" svg:font-family="'Liberation Mono'" style:font-family-generic="swiss"/>
    <style:font-face style:name="Lucida Sans1" svg:font-family="'Lucida Sans'" style:font-family-generic="swiss"/>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padding="0.101cm" fo:border="none"/>
      <style:text-properties officeooo:rsid="0030246b" officeooo:paragraph-rsid="0021519d"/>
    </style:style>
    <style:style style:name="P2" style:family="paragraph" style:parent-style-name="Standard">
      <style:paragraph-properties fo:padding="0.101cm" fo:border="none"/>
      <style:text-properties officeooo:rsid="002a3c21" officeooo:paragraph-rsid="003ccf22"/>
    </style:style>
    <style:style style:name="P3" style:family="paragraph" style:parent-style-name="Standard">
      <style:paragraph-properties fo:padding="0.101cm" fo:border="none"/>
      <style:text-properties officeooo:rsid="002a3c21" officeooo:paragraph-rsid="003fa276"/>
    </style:style>
    <style:style style:name="P4" style:family="paragraph" style:parent-style-name="Standard">
      <style:paragraph-properties fo:padding="0.101cm" fo:border="none"/>
      <style:text-properties fo:font-weight="bold" officeooo:rsid="002a3c21" officeooo:paragraph-rsid="003ccf22" style:font-weight-asian="bold" style:font-weight-complex="bold"/>
    </style:style>
    <style:style style:name="P5" style:family="paragraph" style:parent-style-name="Standard">
      <style:paragraph-properties fo:padding="0.101cm" fo:border="none"/>
      <style:text-properties fo:font-weight="bold" officeooo:rsid="002a3c21" officeooo:paragraph-rsid="003fa276" style:font-weight-asian="bold" style:font-weight-complex="bold"/>
    </style:style>
    <style:style style:name="P6" style:family="paragraph" style:parent-style-name="Standard">
      <style:paragraph-properties fo:padding="0.101cm" fo:border="none"/>
      <style:text-properties fo:font-weight="bold" officeooo:rsid="002fe0c9" officeooo:paragraph-rsid="002fe0c9" style:font-weight-asian="bold" style:font-weight-complex="bold"/>
    </style:style>
    <style:style style:name="P7" style:family="paragraph" style:parent-style-name="Standard">
      <style:paragraph-properties fo:padding="0.101cm" fo:border="none"/>
      <style:text-properties fo:font-weight="bold" officeooo:rsid="0032d787" officeooo:paragraph-rsid="0032d787" style:font-weight-asian="bold" style:font-weight-complex="bold"/>
    </style:style>
    <style:style style:name="P8" style:family="paragraph" style:parent-style-name="Standard">
      <style:paragraph-properties fo:padding="0.101cm" fo:border="none"/>
      <style:text-properties fo:font-weight="bold" officeooo:rsid="0034c2be" officeooo:paragraph-rsid="0034c2be" style:font-weight-asian="bold" style:font-weight-complex="bold"/>
    </style:style>
    <style:style style:name="P9" style:family="paragraph" style:parent-style-name="Standard">
      <style:paragraph-properties fo:padding="0.101cm" fo:border="none"/>
      <style:text-properties fo:font-weight="bold" officeooo:rsid="0039f4c5" officeooo:paragraph-rsid="0039f4c5" style:font-weight-asian="bold" style:font-weight-complex="bold"/>
    </style:style>
    <style:style style:name="P10" style:family="paragraph" style:parent-style-name="Standard">
      <style:paragraph-properties fo:padding="0.101cm" fo:border="none"/>
      <style:text-properties fo:color="#c9211e" fo:font-style="italic" fo:font-weight="bold" officeooo:paragraph-rsid="0021ac7a" style:font-style-asian="italic" style:font-weight-asian="bold" style:font-style-complex="italic" style:font-weight-complex="bold"/>
    </style:style>
    <style:style style:name="P11" style:family="paragraph" style:parent-style-name="Standard">
      <style:paragraph-properties fo:padding="0.101cm" fo:border="none"/>
      <style:text-properties fo:color="#c9211e" fo:font-style="italic" fo:font-weight="bold" officeooo:rsid="0027a4e8" officeooo:paragraph-rsid="0027a4e8" style:font-style-asian="italic" style:font-weight-asian="bold" style:font-style-complex="italic" style:font-weight-complex="bold"/>
    </style:style>
    <style:style style:name="P12" style:family="paragraph" style:parent-style-name="Standard">
      <style:paragraph-properties fo:padding="0.101cm" fo:border="none"/>
      <style:text-properties fo:color="#c9211e" fo:font-style="italic" fo:font-weight="bold" officeooo:rsid="00287a62" officeooo:paragraph-rsid="00287a62" style:font-style-asian="italic" style:font-weight-asian="bold" style:font-style-complex="italic" style:font-weight-complex="bold"/>
    </style:style>
    <style:style style:name="P13" style:family="paragraph" style:parent-style-name="Standard">
      <style:paragraph-properties fo:padding="0.101cm" fo:border="none"/>
      <style:text-properties fo:color="#c9211e" fo:font-style="italic" fo:font-weight="bold" officeooo:rsid="002aac75" officeooo:paragraph-rsid="002aac75" style:font-style-asian="italic" style:font-weight-asian="bold" style:font-style-complex="italic" style:font-weight-complex="bold"/>
    </style:style>
    <style:style style:name="P14" style:family="paragraph" style:parent-style-name="Standard">
      <style:paragraph-properties fo:padding="0.101cm" fo:border="none"/>
      <style:text-properties fo:color="#c9211e" fo:font-style="italic" fo:font-weight="bold" officeooo:rsid="0032d787" officeooo:paragraph-rsid="0032d787" style:font-style-asian="italic" style:font-weight-asian="bold" style:font-style-complex="italic" style:font-weight-complex="bold"/>
    </style:style>
    <style:style style:name="P15" style:family="paragraph" style:parent-style-name="Standard">
      <style:paragraph-properties fo:padding="0.101cm" fo:border="none"/>
      <style:text-properties fo:color="#c9211e" fo:font-style="italic" fo:font-weight="bold" officeooo:rsid="0034c2be" officeooo:paragraph-rsid="0034c2be" style:font-style-asian="italic" style:font-weight-asian="bold" style:font-style-complex="italic" style:font-weight-complex="bold"/>
    </style:style>
    <style:style style:name="P16" style:family="paragraph" style:parent-style-name="Standard">
      <style:paragraph-properties fo:padding="0.101cm" fo:border="none"/>
      <style:text-properties fo:color="#c9211e" fo:font-style="italic" fo:font-weight="bold" officeooo:rsid="0039f4c5" officeooo:paragraph-rsid="0039f4c5" style:font-style-asian="italic" style:font-weight-asian="bold" style:font-style-complex="italic" style:font-weight-complex="bold"/>
    </style:style>
    <style:style style:name="P17" style:family="paragraph" style:parent-style-name="Standard">
      <style:paragraph-properties fo:padding="0.101cm" fo:border="none"/>
      <style:text-properties fo:color="#c9211e" fo:font-style="italic" officeooo:rsid="002a3c21" officeooo:paragraph-rsid="003ccf22" style:font-style-asian="italic" style:font-style-complex="italic"/>
    </style:style>
    <style:style style:name="P18" style:family="paragraph" style:parent-style-name="Standard">
      <style:paragraph-properties fo:padding="0.101cm" fo:border="none"/>
      <style:text-properties officeooo:rsid="00317338" officeooo:paragraph-rsid="0021519d"/>
    </style:style>
    <style:style style:name="P19" style:family="paragraph" style:parent-style-name="Standard">
      <style:paragraph-properties fo:padding="0.101cm" fo:border="none"/>
      <style:text-properties officeooo:paragraph-rsid="0021519d"/>
    </style:style>
    <style:style style:name="P20" style:family="paragraph" style:parent-style-name="Standard">
      <style:paragraph-properties fo:padding="0.101cm" fo:border="none"/>
      <style:text-properties officeooo:rsid="0021519d" officeooo:paragraph-rsid="0021519d"/>
    </style:style>
    <style:style style:name="P21" style:family="paragraph" style:parent-style-name="Standard">
      <style:paragraph-properties fo:padding="0.101cm" fo:border="none"/>
      <style:text-properties officeooo:rsid="0021ac7a" officeooo:paragraph-rsid="0021ac7a"/>
    </style:style>
    <style:style style:name="P22" style:family="paragraph" style:parent-style-name="Standard">
      <style:paragraph-properties fo:padding="0.101cm" fo:border="none"/>
      <style:text-properties officeooo:rsid="0021ac7a" officeooo:paragraph-rsid="00232281"/>
    </style:style>
    <style:style style:name="P23" style:family="paragraph" style:parent-style-name="Standard">
      <style:paragraph-properties fo:padding="0.101cm" fo:border="none"/>
      <style:text-properties officeooo:rsid="0021ac7a" officeooo:paragraph-rsid="0034c2be"/>
    </style:style>
    <style:style style:name="P24" style:family="paragraph" style:parent-style-name="Standard">
      <style:paragraph-properties fo:padding="0.101cm" fo:border="none"/>
      <style:text-properties officeooo:rsid="002438a8" officeooo:paragraph-rsid="002438a8"/>
    </style:style>
    <style:style style:name="P25" style:family="paragraph" style:parent-style-name="Standard">
      <style:paragraph-properties fo:padding="0.101cm" fo:border="none"/>
      <style:text-properties fo:font-style="italic" officeooo:rsid="0030246b" officeooo:paragraph-rsid="0021519d" style:font-style-asian="italic" style:font-style-complex="italic"/>
    </style:style>
    <style:style style:name="P26" style:family="paragraph" style:parent-style-name="Standard">
      <style:paragraph-properties fo:padding="0.101cm" fo:border="none"/>
      <style:text-properties fo:font-style="italic" fo:font-weight="bold" officeooo:rsid="002a3c21" officeooo:paragraph-rsid="003ccf22" style:font-style-asian="italic" style:font-weight-asian="bold" style:font-style-complex="italic" style:font-weight-complex="bold"/>
    </style:style>
    <style:style style:name="P27" style:family="paragraph" style:parent-style-name="Standard">
      <style:paragraph-properties fo:padding="0.101cm" fo:border="none"/>
      <style:text-properties officeooo:rsid="0027a4e8" officeooo:paragraph-rsid="0027a4e8"/>
    </style:style>
    <style:style style:name="P28" style:family="paragraph" style:parent-style-name="Standard">
      <style:paragraph-properties fo:padding="0.101cm" fo:border="none"/>
      <style:text-properties officeooo:rsid="00287a62" officeooo:paragraph-rsid="00287a62"/>
    </style:style>
    <style:style style:name="P29" style:family="paragraph" style:parent-style-name="Standard">
      <style:paragraph-properties fo:padding="0.101cm" fo:border="none"/>
      <style:text-properties officeooo:rsid="002aac75" officeooo:paragraph-rsid="002aac75"/>
    </style:style>
    <style:style style:name="P30" style:family="paragraph" style:parent-style-name="Standard">
      <style:paragraph-properties fo:padding="0.101cm" fo:border="none"/>
      <style:text-properties officeooo:rsid="002aac75" officeooo:paragraph-rsid="002df210"/>
    </style:style>
    <style:style style:name="P31" style:family="paragraph" style:parent-style-name="Standard">
      <style:paragraph-properties fo:padding="0.101cm" fo:border="none"/>
      <style:text-properties officeooo:rsid="002fe0c9" officeooo:paragraph-rsid="002fe0c9"/>
    </style:style>
    <style:style style:name="P32" style:family="paragraph" style:parent-style-name="Standard">
      <style:paragraph-properties fo:padding="0.101cm" fo:border="none"/>
      <style:text-properties officeooo:rsid="0032d787" officeooo:paragraph-rsid="0032d787"/>
    </style:style>
    <style:style style:name="P33" style:family="paragraph" style:parent-style-name="Standard">
      <style:paragraph-properties fo:padding="0.101cm" fo:border="none"/>
      <style:text-properties officeooo:rsid="0032d787" officeooo:paragraph-rsid="0034c2be"/>
    </style:style>
    <style:style style:name="P34" style:family="paragraph" style:parent-style-name="Standard">
      <style:paragraph-properties fo:padding="0.101cm" fo:border="none"/>
      <style:text-properties fo:font-size="14pt" fo:font-weight="bold" officeooo:rsid="002fe0c9" officeooo:paragraph-rsid="002fe0c9" style:font-weight-asian="bold" style:font-weight-complex="bold"/>
    </style:style>
    <style:style style:name="P35" style:family="paragraph" style:parent-style-name="Standard">
      <style:paragraph-properties fo:padding="0.101cm" fo:border="none"/>
      <style:text-properties officeooo:rsid="0038e80b" officeooo:paragraph-rsid="0038e80b"/>
    </style:style>
    <style:style style:name="P36" style:family="paragraph" style:parent-style-name="Standard">
      <style:paragraph-properties fo:padding="0.101cm" fo:border="none"/>
      <style:text-properties officeooo:rsid="0039f4c5" officeooo:paragraph-rsid="0039f4c5"/>
    </style:style>
    <style:style style:name="P37" style:family="paragraph" style:parent-style-name="Standard">
      <style:paragraph-properties fo:padding="0.101cm" fo:border="none"/>
      <style:text-properties officeooo:rsid="003bbf16" officeooo:paragraph-rsid="003bbf16"/>
    </style:style>
    <style:style style:name="P38" style:family="paragraph" style:parent-style-name="Standard">
      <style:paragraph-properties fo:padding="0.101cm" fo:border="none"/>
      <style:text-properties fo:color="#000000" fo:font-weight="normal" officeooo:rsid="0040ad31" officeooo:paragraph-rsid="0040ad31" style:font-weight-asian="normal" style:font-weight-complex="normal"/>
    </style:style>
    <style:style style:name="P39" style:family="paragraph" style:parent-style-name="Standard">
      <style:paragraph-properties fo:padding="0.101cm" fo:border="none"/>
      <style:text-properties fo:color="#000000" fo:font-weight="normal" officeooo:rsid="002a3c21" officeooo:paragraph-rsid="0040ad31" style:font-weight-asian="normal" style:font-weight-complex="normal"/>
    </style:style>
    <style:style style:name="P40" style:family="paragraph" style:parent-style-name="Standard">
      <style:paragraph-properties fo:padding="0.101cm" fo:border="none"/>
      <style:text-properties fo:color="#000000" fo:font-weight="normal" officeooo:rsid="002a3c21" officeooo:paragraph-rsid="003ccf22" style:font-weight-asian="normal" style:font-weight-complex="normal"/>
    </style:style>
    <style:style style:name="P41" style:family="paragraph" style:parent-style-name="Standard">
      <style:paragraph-properties fo:padding="0.101cm" fo:border="none"/>
      <style:text-properties fo:color="#000000" fo:font-style="italic" fo:font-weight="normal" officeooo:rsid="0040ad31" officeooo:paragraph-rsid="0040ad31" style:font-style-asian="italic" style:font-weight-asian="normal" style:font-style-complex="italic" style:font-weight-complex="normal"/>
    </style:style>
    <style:style style:name="P42" style:family="paragraph" style:parent-style-name="Standard">
      <style:paragraph-properties fo:padding="0.101cm" fo:border="none"/>
      <style:text-properties officeooo:rsid="0040ed5e" officeooo:paragraph-rsid="0040ed5e"/>
    </style:style>
    <style:style style:name="P43" style:family="paragraph" style:parent-style-name="Standard">
      <style:paragraph-properties fo:padding="0.101cm" fo:border="none"/>
      <style:text-properties officeooo:rsid="004171f4" officeooo:paragraph-rsid="004171f4"/>
    </style:style>
    <style:style style:name="P44" style:family="paragraph" style:parent-style-name="Standard">
      <style:paragraph-properties fo:padding="0.101cm" fo:border="none"/>
      <style:text-properties officeooo:rsid="0042a3a9" officeooo:paragraph-rsid="0042a3a9"/>
    </style:style>
    <style:style style:name="P45" style:family="paragraph" style:parent-style-name="Standard">
      <style:paragraph-properties fo:padding="0.101cm" fo:border="0.06pt solid #000000"/>
      <style:text-properties fo:font-weight="bold" officeooo:rsid="0021ac7a" officeooo:paragraph-rsid="0021ac7a" style:font-weight-asian="bold" style:font-weight-complex="bold"/>
    </style:style>
    <style:style style:name="P46" style:family="paragraph" style:parent-style-name="Standard">
      <style:paragraph-properties fo:padding="0.101cm" fo:border="0.06pt solid #000000"/>
      <style:text-properties fo:font-weight="bold" officeooo:rsid="002aac75" officeooo:paragraph-rsid="002aac75" style:font-weight-asian="bold" style:font-weight-complex="bold"/>
    </style:style>
    <style:style style:name="P47" style:family="paragraph" style:parent-style-name="Standard">
      <style:paragraph-properties fo:padding="0.101cm" fo:border="0.06pt solid #000000"/>
      <style:text-properties fo:font-weight="bold" officeooo:rsid="00314fcf" officeooo:paragraph-rsid="00314fcf" style:font-weight-asian="bold" style:font-weight-complex="bold"/>
    </style:style>
    <style:style style:name="P48" style:family="paragraph" style:parent-style-name="Standard">
      <style:paragraph-properties fo:padding="0.101cm" fo:border="0.06pt solid #000000"/>
      <style:text-properties fo:font-weight="bold" officeooo:rsid="0038e80b" officeooo:paragraph-rsid="0038e80b" style:font-weight-asian="bold" style:font-weight-complex="bold"/>
    </style:style>
    <style:style style:name="P49" style:family="paragraph" style:parent-style-name="Standard">
      <style:paragraph-properties fo:padding="0.101cm" fo:border="0.06pt solid #000000"/>
      <style:text-properties fo:font-weight="bold" officeooo:rsid="0021519d" officeooo:paragraph-rsid="0021519d" style:font-weight-asian="bold" style:font-weight-complex="bold"/>
    </style:style>
    <style:style style:name="P50" style:family="paragraph" style:parent-style-name="Standard">
      <style:paragraph-properties fo:padding="0.101cm" fo:border="0.06pt solid #000000"/>
      <style:text-properties fo:font-weight="bold" officeooo:rsid="0045b48f" officeooo:paragraph-rsid="0045b48f" style:font-weight-asian="bold" style:font-weight-complex="bold"/>
    </style:style>
    <style:style style:name="P51" style:family="paragraph" style:parent-style-name="Standard" style:master-page-name="">
      <loext:graphic-properties draw:fill="none"/>
      <style:paragraph-properties fo:margin-left="0cm" fo:margin-right="0cm" fo:text-indent="1cm" style:auto-text-indent="false" style:page-number="auto" fo:background-color="transparent" fo:padding="0.101cm" fo:border="none"/>
      <style:text-properties officeooo:rsid="0021ac7a" officeooo:paragraph-rsid="0034c2be"/>
    </style:style>
    <style:style style:name="P52" style:family="paragraph" style:parent-style-name="Standard">
      <loext:graphic-properties draw:fill="none"/>
      <style:paragraph-properties fo:margin-left="0cm" fo:margin-right="0cm" fo:text-indent="1cm" style:auto-text-indent="false" fo:background-color="transparent" fo:padding="0.101cm" fo:border="none"/>
      <style:text-properties officeooo:rsid="0021ac7a" officeooo:paragraph-rsid="0034c2be"/>
    </style:style>
    <style:style style:name="P53" style:family="paragraph" style:parent-style-name="Standard" style:master-page-name="">
      <loext:graphic-properties draw:fill="none"/>
      <style:paragraph-properties fo:margin-left="0cm" fo:margin-right="-0.4cm" fo:text-indent="0cm" style:auto-text-indent="false" style:page-number="auto" fo:background-color="transparent" fo:padding="0.101cm" fo:border="0.06pt solid #000000"/>
      <style:text-properties fo:font-weight="bold" officeooo:rsid="0032d787" officeooo:paragraph-rsid="0032d787" style:font-weight-asian="bold" style:font-weight-complex="bold"/>
    </style:style>
    <style:style style:name="P54" style:family="paragraph" style:parent-style-name="Standard">
      <loext:graphic-properties draw:fill="none"/>
      <style:paragraph-properties fo:margin-left="0cm" fo:margin-right="-0.4cm" fo:text-indent="0cm" style:auto-text-indent="false" fo:background-color="transparent" fo:padding="0.101cm" fo:border="0.06pt solid #000000"/>
      <style:text-properties fo:font-weight="bold" officeooo:rsid="0032d787" officeooo:paragraph-rsid="0032d787" style:font-weight-asian="bold" style:font-weight-complex="bold"/>
    </style:style>
    <style:style style:name="P55" style:family="paragraph" style:parent-style-name="Titre_20_I_29_">
      <style:text-properties officeooo:paragraph-rsid="003ccf22"/>
    </style:style>
    <style:style style:name="P56" style:family="paragraph" style:parent-style-name="Titre_20_cours">
      <style:text-properties officeooo:paragraph-rsid="0021519d"/>
    </style:style>
    <style:style style:name="P57" style:family="paragraph" style:parent-style-name="code_5f_progr1">
      <style:paragraph-properties fo:padding="0.101cm" fo:border="none"/>
      <style:text-properties officeooo:rsid="0030246b" officeooo:paragraph-rsid="0021519d"/>
    </style:style>
    <style:style style:name="P58" style:family="paragraph" style:parent-style-name="code_5f_progr1">
      <loext:graphic-properties draw:fill="solid" draw:fill-color="#f2f2f2"/>
      <style:paragraph-properties fo:margin-left="0cm" fo:margin-right="0cm" style:line-height-at-least="0.176cm" fo:text-indent="0cm" style:auto-text-indent="false" fo:background-color="#f2f2f2" fo:padding="0.035cm" fo:border="0.51pt solid #ffffff" style:writing-mode="lr-tb">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officeooo:paragraph-rsid="0021519d"/>
    </style:style>
    <style:style style:name="P59" style:family="paragraph" style:parent-style-name="code_5f_progr1">
      <loext:graphic-properties draw:fill="solid" draw:fill-color="#f2f2f2"/>
      <style:paragraph-properties fo:margin-left="0cm" fo:margin-right="0cm" style:line-height-at-least="0.176cm" fo:text-indent="0cm" style:auto-text-indent="false" fo:background-color="#f2f2f2" fo:padding="0.035cm" fo:border="0.51pt solid #ffffff" style:writing-mode="lr-tb">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fo:language="fr" fo:country="FR" officeooo:paragraph-rsid="0021519d" style:language-asian="zxx" style:country-asian="none" style:font-name-complex="Times New Roman"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17338"/>
    </style:style>
    <style:style style:name="T3" style:family="text">
      <style:text-properties style:text-underline-style="solid" style:text-underline-width="auto" style:text-underline-color="font-color" officeooo:rsid="00232281"/>
    </style:style>
    <style:style style:name="T4" style:family="text">
      <style:text-properties style:text-underline-style="solid" style:text-underline-width="auto" style:text-underline-color="font-color" officeooo:rsid="0025d9d3"/>
    </style:style>
    <style:style style:name="T5" style:family="text">
      <style:text-properties style:text-underline-style="solid" style:text-underline-width="auto" style:text-underline-color="font-color" officeooo:rsid="003e3cf2"/>
    </style:style>
    <style:style style:name="T6" style:family="text">
      <style:text-properties style:text-underline-style="solid" style:text-underline-width="auto" style:text-underline-color="font-color" officeooo:rsid="0042a3a9"/>
    </style:style>
    <style:style style:name="T7" style:family="text">
      <style:text-properties fo:font-weight="bold" style:font-weight-asian="bold" style:font-weight-complex="bold"/>
    </style:style>
    <style:style style:name="T8" style:family="text">
      <style:text-properties fo:font-weight="bold" officeooo:rsid="00287a62" style:font-weight-asian="bold" style:font-weight-complex="bold"/>
    </style:style>
    <style:style style:name="T9" style:family="text">
      <style:text-properties fo:font-weight="bold" officeooo:rsid="002aac75" style:font-weight-asian="bold" style:font-weight-complex="bold"/>
    </style:style>
    <style:style style:name="T10" style:family="text">
      <style:text-properties fo:font-weight="bold" officeooo:rsid="0034c2be" style:font-weight-asian="bold" style:font-weight-complex="bold"/>
    </style:style>
    <style:style style:name="T11" style:family="text">
      <style:text-properties fo:color="#c9211e"/>
    </style:style>
    <style:style style:name="T12" style:family="text">
      <style:text-properties fo:language="fr" fo:country="FR" style:language-asian="zxx" style:country-asian="none" style:font-name-complex="Times New Roman" style:language-complex="ar" style:country-complex="SA"/>
    </style:style>
    <style:style style:name="T13" style:family="text">
      <style:text-properties fo:language="fr" fo:country="FR" officeooo:rsid="0030246b" style:language-asian="zxx" style:country-asian="none" style:font-name-complex="Times New Roman" style:language-complex="ar" style:country-complex="SA"/>
    </style:style>
    <style:style style:name="T14" style:family="text">
      <style:text-properties fo:language="fr" fo:country="FR" officeooo:rsid="00317338" style:language-asian="zxx" style:country-asian="none" style:font-name-complex="Times New Roman" style:language-complex="ar" style:country-complex="SA"/>
    </style:style>
    <style:style style:name="T15" style:family="text">
      <style:text-properties officeooo:rsid="0021519d"/>
    </style:style>
    <style:style style:name="T16" style:family="text">
      <style:text-properties fo:font-style="italic" style:font-style-asian="italic" style:font-style-complex="italic"/>
    </style:style>
    <style:style style:name="T17" style:family="text">
      <style:text-properties fo:font-style="italic" officeooo:rsid="0040ad31" style:font-style-asian="italic" style:font-style-complex="italic"/>
    </style:style>
    <style:style style:name="T18" style:family="text">
      <style:text-properties officeooo:rsid="0021ac7a"/>
    </style:style>
    <style:style style:name="T19" style:family="text">
      <style:text-properties officeooo:rsid="00232281"/>
    </style:style>
    <style:style style:name="T20" style:family="text">
      <style:text-properties officeooo:rsid="002438a8"/>
    </style:style>
    <style:style style:name="T21" style:family="text">
      <style:text-properties officeooo:rsid="00287a62"/>
    </style:style>
    <style:style style:name="T22" style:family="text">
      <style:text-properties style:text-underline-style="none"/>
    </style:style>
    <style:style style:name="T23" style:family="text">
      <style:text-properties style:text-underline-style="none" officeooo:rsid="0025d9d3"/>
    </style:style>
    <style:style style:name="T24" style:family="text">
      <style:text-properties style:text-underline-style="none" officeooo:rsid="00287a62"/>
    </style:style>
    <style:style style:name="T25" style:family="text">
      <style:text-properties style:text-underline-style="none" officeooo:rsid="002a3827"/>
    </style:style>
    <style:style style:name="T26" style:family="text">
      <style:text-properties style:text-underline-style="none" officeooo:rsid="0049ad2f"/>
    </style:style>
    <style:style style:name="T27" style:family="text">
      <style:text-properties officeooo:rsid="002a3827"/>
    </style:style>
    <style:style style:name="T28" style:family="text">
      <style:text-properties officeooo:rsid="002aac75"/>
    </style:style>
    <style:style style:name="T29" style:family="text">
      <style:text-properties style:text-position="super 58%"/>
    </style:style>
    <style:style style:name="T30" style:family="text">
      <style:text-properties officeooo:rsid="002df210"/>
    </style:style>
    <style:style style:name="T31" style:family="text">
      <style:text-properties officeooo:rsid="0034c2be"/>
    </style:style>
    <style:style style:name="T32" style:family="text">
      <style:text-properties officeooo:rsid="003688a7"/>
    </style:style>
    <style:style style:name="T33" style:family="text">
      <style:text-properties officeooo:rsid="0037a69a"/>
    </style:style>
    <style:style style:name="T34" style:family="text">
      <style:text-properties officeooo:rsid="0039f4c5"/>
    </style:style>
    <style:style style:name="T35" style:family="text">
      <style:text-properties officeooo:rsid="003bbf16"/>
    </style:style>
    <style:style style:name="T36" style:family="text">
      <style:text-properties fo:font-size="20pt"/>
    </style:style>
    <style:style style:name="T37" style:family="text">
      <style:text-properties officeooo:rsid="003e3cf2"/>
    </style:style>
    <style:style style:name="T38" style:family="text">
      <style:text-properties officeooo:rsid="0040ad31"/>
    </style:style>
    <style:style style:name="T39" style:family="text">
      <style:text-properties officeooo:rsid="0043c992"/>
    </style:style>
    <style:style style:name="T40" style:family="text">
      <style:text-properties officeooo:rsid="0045b48f"/>
    </style:style>
    <style:style style:name="T41" style:family="text">
      <style:text-properties officeooo:rsid="0047604f"/>
    </style:style>
    <style:style style:name="T42" style:family="text">
      <style:text-properties officeooo:rsid="0049ad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36">Ch3 Les bases de python</text:span></text:p>
      <text:p text:style-name="P1"/>
      <text:p text:style-name="P25">Introduction : <text:s/>diaporama sur la programmation</text:p>
      <text:p text:style-name="P1"/>
      <text:h text:style-name="Titre_20_I_29_" text:outline-level="2">I) <text:span text:style-name="T1">Utilisation du shell de python (dans l’</text:span><text:span text:style-name="T2">éditeur IDLE, Pyzo ou Mu)</text:span></text:h>
      <text:p text:style-name="P1"/>
      <text:p text:style-name="P18">Tester les commandes suivantes et commentez.</text:p>
      <text:p text:style-name="P18"/>
      <text:p text:style-name="P57"><text:line-break/>&gt;&gt;&gt; 7 + 3 * 4 <text:s text:c="5"/><text:span text:style-name="CodeCommentaire"><text:span text:style-name="T12"># la hiérarchie des opérations mathématiques</text:span></text:span><text:line-break/> <text:s text:c="18"/><text:span text:style-name="CodeCommentaire"><text:span text:style-name="T12"># est-elle respectée ?</text:span></text:span><text:line-break/><text:line-break/>&gt;&gt;&gt; (7+3)*4</text:p>
      <text:p text:style-name="P58"/>
      <text:p text:style-name="P58">&gt;&gt;&gt; 3.11 + 2.08<text:line-break/><text:line-break/>&gt;&gt;&gt; 20 / 3 <text:s text:c="7"/><text:line-break/><text:line-break/>&gt;&gt;&gt; 20 // 3 <text:s text:c="7"/><text:span text:style-name="CodeCommentaire"><text:span text:style-name="T13"># </text:span></text:span><text:span text:style-name="CodeCommentaire"><text:span text:style-name="T14">à quoi correspond //</text:span></text:span></text:p>
      <text:p text:style-name="P58"/>
      <text:p text:style-name="P58">&gt;&gt;&gt; 20 % 3 <text:s text:c="8"/><text:span text:style-name="CodeCommentaire"><text:span text:style-name="T13"># </text:span></text:span><text:span text:style-name="CodeCommentaire"><text:span text:style-name="T14">à quoi correspond %</text:span></text:span> <text:line-break/><text:line-break/>&gt;&gt;&gt; 20.5 / 3</text:p>
      <text:p text:style-name="P59"><text:span text:style-name="CodeCommentaire"/></text:p>
      <text:p text:style-name="P58">&gt;&gt;&gt; 8,7 / 5 <text:s text:c="9"/><text:span text:style-name="CodeCommentaire"><text:span text:style-name="T12"># q</text:span></text:span><text:span text:style-name="CodeCommentaire"><text:span text:style-name="T14">uelle est la vrai virgule en python ?</text:span></text:span></text:p>
      <text:p text:style-name="P1"/>
      <text:h text:style-name="Titre_20_I_29_" text:outline-level="2"><text:span text:style-name="T15">II</text:span> ) <text:span text:style-name="T1">Instruction d’affichage </text:span><text:span text:style-name="T22">: <text:s text:c="3"/></text:span><text:span text:style-name="T26">" print</text:span><text:span text:style-name="T24">() </text:span><text:span text:style-name="T26">"</text:span></text:h>
      <text:p text:style-name="P1"/>
      <text:p text:style-name="P20">Pour éviter d’écrire à chaque fois un programme, on le tape dans une fenêtre à part, on l’enregistre et on l’exécute.</text:p>
      <text:p text:style-name="P20"/>
      <text:p text:style-name="P49">►<text:span text:style-name="T27"> </text:span>L’instruction <text:s/><text:span text:style-name="T16">print()</text:span></text:p>
      <text:p text:style-name="P20"/>
      <text:p text:style-name="P20">👉 Essayez de créer un programme qui affiche votre prénom puis votre nom. Vous appellerez ce programme "test1.py" et vous l’enregistrerez dans le répertoire à votre nom dans un dossier SNT.</text:p>
      <text:p text:style-name="P20">(Aidez-vous du premier exemple de votre livre p 174).</text:p>
      <text:p text:style-name="P20"/>
      <text:p text:style-name="P49">►<text:span text:style-name="T27"> </text:span>L’instruction <text:s text:c="3"/><text:span text:style-name="T16">print(……, end = " ")</text:span></text:p>
      <text:p text:style-name="P20"/>
      <text:p text:style-name="P19"><text:span text:style-name="T15">👉 Modifier la première ligne du programme avec cette instruction. Que fait-t’elle ?</text:span></text:p>
      <text:p text:style-name="P19"/>
      <text:h text:style-name="Titre_20_I_29_" text:outline-level="2">III) <text:span text:style-name="T1">Les variables</text:span></text:h>
      <text:p text:style-name="P21"/>
      <text:p text:style-name="P10"><text:span text:style-name="T18">Lire le 2) p 174 et la suite ci-dessous :</text:span></text:p>
      <text:p text:style-name="P21"/>
      <text:p text:style-name="P47">Les variables doivent être explicites (ex : nom mieux que juste n) en évitant les accents et les majuscules sauf si plusieurs mot (ex : numeroClasse ou numero_classe)</text:p>
      <text:p text:style-name="P47"/>
      <text:p text:style-name="P47">Les constantes sont toutes en majuscule (ex : VITESSE_LUMIERE)</text:p>
      <text:p text:style-name="P45"/>
      <text:p text:style-name="P45">Stockage d’un booléen : <text:s text:c="3"/>present = Vrai</text:p>
      <text:p text:style-name="P45">Stockage d’une liste : <text:s text:c="8"/><text:span text:style-name="T19">dimensions</text:span> = [12,17,15]</text:p>
      <text:p text:style-name="P45"><text:soft-page-break/></text:p>
      <text:p text:style-name="P45">Affichage du contenu d’une variable t : <text:s text:c="4"/>print(t)</text:p>
      <text:p text:style-name="P45">Affichage mixe : <text:s text:c="4"/><text:tab/><text:tab/><text:tab/> <text:s text:c="10"/>print("La température est :", t)</text:p>
      <text:p text:style-name="P46">Affichage d’une liste complète : <text:s text:c="17"/>print(dimensions)</text:p>
      <text:p text:style-name="P46">Affichage d’un élément d’une liste : <text:s text:c="10"/>print(dimensions[0]) <text:s text:c="9"/>pour le 1<text:span text:style-name="T29">er</text:span> élément = indice 0</text:p>
      <text:p text:style-name="P21"/>
      <text:p text:style-name="P22">👉 <text:span text:style-name="T19">C</text:span>réer à la suite de votre programme <text:span text:style-name="T19">les</text:span> 5 variables <text:span text:style-name="T19">avec un contenu </text:span>de chaque type et faites afficher <text:span text:style-name="T19">pour chacune</text:span> le nom de la variable, <text:span text:style-name="T20">son type</text:span> et sa valeur <text:span text:style-name="T20">en une ligne</text:span>.</text:p>
      <text:p text:style-name="P22"/>
      <text:p text:style-name="P23"><text:span text:style-name="T3">Application</text:span><text:span text:style-name="T19"> : </text:span></text:p>
      <text:p text:style-name="P51"><text:span text:style-name="T19">- votre age</text:span></text:p>
      <text:p text:style-name="P52"><text:span text:style-name="T19">- le nombre d’heure de SNT en moyenne par semaine</text:span></text:p>
      <text:p text:style-name="P52"><text:span text:style-name="T19">- la matière où vous êtes le plus fort</text:span></text:p>
      <text:p text:style-name="P52"><text:span text:style-name="T19">- la liste de vos moyennes de physique des 3 trimestres de 3ème</text:span></text:p>
      <text:p text:style-name="P52"><text:span text:style-name="T19">- si vous êtes droitier.</text:span></text:p>
      <text:p text:style-name="P21"/>
      <text:h text:style-name="Titre_20_I_29_" text:outline-level="2">IV) <text:span text:style-name="T4">Les instructions élémentaires </text:span><text:span text:style-name="T23">: <text:s text:c="4"/></text:span><text:span text:style-name="T24">opérations </text:span><text:span text:style-name="T25">de calculs </text:span><text:span text:style-name="T24"><text:s text:c="5"/>et <text:s text:c="3"/></text:span><text:span text:style-name="T26">"</text:span><text:span text:style-name="T23"> </text:span><text:span text:style-name="T24">input()</text:span><text:span text:style-name="T26"> "</text:span></text:h>
      <text:p text:style-name="P24"/>
      <text:p text:style-name="P11">Lire le 3) p 174</text:p>
      <text:p text:style-name="P27"/>
      <text:p text:style-name="P27">👉 Compléter votre programme par deux questions pour demander la <text:span text:style-name="T7">taille de l’utilisateur</text:span> et la <text:span text:style-name="T7">couleur des yeux</text:span>. Vous stockerez ceci dans une variable <text:span text:style-name="T7">taille</text:span> et une variable <text:span text:style-name="T7">couleur</text:span>.</text:p>
      <text:p text:style-name="P27"/>
      <text:p text:style-name="P27">👉<text:span text:style-name="T21"> Créer une variable </text:span><text:span text:style-name="T8">taille_avec_chaussure</text:span><text:span text:style-name="T21"> en ajoutant 3 cm à la taille normale. Faire afficher cette nouvelle taille avec le nom de la variable avant.</text:span></text:p>
      <text:p text:style-name="P27"/>
      <text:p text:style-name="P27">👉<text:span text:style-name="T28"> Créer une variable </text:span><text:span text:style-name="T9">moyenne annuelle</text:span><text:span text:style-name="T28"> de 3ème en faisant faire le calcul à l’ordinateur. Faire afficher le nom et la valeur de cette variable</text:span></text:p>
      <text:p text:style-name="P27"/>
      <text:h text:style-name="Titre_20_I_29_" text:outline-level="2">V) <text:span text:style-name="T1">Les conditions et les instructions conditionnelles</text:span> : <text:s/><text:span text:style-name="T42">"</text:span> if <text:span text:style-name="T42">"</text:span> <text:s text:c="2"/><text:span text:style-name="T42">"</text:span> if … else <text:span text:style-name="T42">"</text:span> <text:s text:c="2"/><text:span text:style-name="T42">"</text:span> if … elif … else <text:span text:style-name="T42">"</text:span></text:h>
      <text:p text:style-name="P28"/>
      <text:p text:style-name="P12">Lire le 4) p 176</text:p>
      <text:p text:style-name="P28"/>
      <text:p text:style-name="P28">👉 <text:span text:style-name="T27">Ecrire les conditions pour savoir : </text:span></text:p>
      <text:p text:style-name="P28">- <text:s/><text:span text:style-name="T27">si l’age est compris entre 15 et 18 ans</text:span></text:p>
      <text:p text:style-name="P28">- <text:s/><text:span text:style-name="T27">si la couleur des yeux est marron</text:span></text:p>
      <text:p text:style-name="P28">- <text:s/><text:span text:style-name="T27">si la première moyenne de la liste des moyennes de 3ème est supérieure à 10 ET la deuxième aussi.</text:span></text:p>
      <text:p text:style-name="P21"/>
      <text:p text:style-name="P13">Lire le 5) p 176</text:p>
      <text:p text:style-name="P29"/>
      <text:p text:style-name="P30">👉 Ecrire l<text:span text:style-name="T30">es instructions conditionnelles : </text:span></text:p>
      <text:p text:style-name="P30"><text:span text:style-name="T30">- <text:s/>si l’élève a entre 15 et 18 ans alors écrire "Vous êtes au lycée" sinon écrire "Que faites vous ici ?"</text:span></text:p>
      <text:p text:style-name="P30">- <text:s/><text:span text:style-name="T30">si la couleur des yeux est marron alors écrire "C’est top", si c’est bleu ou vert écrire "Pas mal non plus", si c’est rouge écrire "Vous êtes un lapin", sinon écrire "Personne n’est parfait".</text:span></text:p>
      <text:p text:style-name="P30"/>
      <text:p text:style-name="P34">VI) <text:span text:style-name="T1">Les boucles</text:span> :</text:p>
      <text:p text:style-name="P31"/>
      <text:p text:style-name="P6">a) <text:span text:style-name="T1">Les boucles bornées</text:span>  <text:s/><text:span text:style-name="T42">"</text:span> <text:span text:style-name="T32">for"</text:span></text:p>
      <text:p text:style-name="P31"/>
      <text:p text:style-name="P14">Lire 6) a) p 178</text:p>
      <text:p text:style-name="P33"><text:soft-page-break/><text:span text:style-name="T7">✋</text:span><text:span text:style-name="T10"> range(3) crée une liste [0,1,2] <text:s text:c="2"/>et <text:s/>dans "for i in range(3)" <text:s text:c="2"/>i prend toutes les valeurs de la liste</text:span></text:p>
      <text:p text:style-name="P8">Dans python ceci est très puissant car ceci marche pour n’importe quelle liste. Exemple : "for i in moyennes" <text:s text:c="3"/>où "moyennes" est une liste.</text:p>
      <text:p text:style-name="P32"/>
      <text:p text:style-name="P32">👉 Ecrire les boucles bornées suivantes :</text:p>
      <text:p text:style-name="P32">- <text:s/>10 itérations permettant d’afficher tous les carrés des nombres de 0 à 9.</text:p>
      <text:p text:style-name="P32">- <text:s/>une boucle permettant d’afficher tous nombres entre 10 et 100 allant de 5 en 5.</text:p>
      <text:p text:style-name="P32"/>
      <text:p text:style-name="P7">b) <text:span text:style-name="T1">Les boucles non bornées</text:span>  <text:s text:c="3"/><text:span text:style-name="T42">"while"</text:span></text:p>
      <text:p text:style-name="P32"/>
      <text:p text:style-name="P15">Lire 6) b) p 178</text:p>
      <text:p text:style-name="P32"/>
      <text:p text:style-name="P53">✋<text:span text:style-name="T31"> Il ne faut pas oublier : - d’initialiser les variables avant de commencer la boucle</text:span></text:p>
      <text:p text:style-name="P54"><text:tab/><text:tab/><text:tab/> <text:s text:c="7"/>- <text:span text:style-name="T41">de bien choisir la condition d’arrêt <text:s/>(avec une comparaison avec un indice...)</text:span></text:p>
      <text:p text:style-name="P54"><text:tab/><text:tab/><text:tab/> <text:s text:c="7"/>- <text:span text:style-name="T31">de vérifier que la boucle se termine (en augmentant un indice par exemple)</text:span></text:p>
      <text:p text:style-name="P32"/>
      <text:p text:style-name="P33">👉 <text:span text:style-name="T31">Ecrire les boucles suivantes dans un nouveau programme :</text:span></text:p>
      <text:p text:style-name="P33"><text:span text:style-name="T31">- <text:s/>une boucle qui affiche tous les nombres dont le carré est compris entre 0 et 1000.</text:span></text:p>
      <text:p text:style-name="P33">- <text:s/><text:span text:style-name="T33">une boucle qui fait la somme des prix que rentre un utilisateur jusqu’à ce que cette somme dépasse 100 euros. Le programme affiche alors "Maximum dépassé".</text:span></text:p>
      <text:p text:style-name="P33"/>
      <text:p text:style-name="P50">Pour ajouter un élément à une liste :</text:p>
      <text:p text:style-name="P50">- créer une liste vide maListe = [] <text:s/>ou utiliser une liste existante</text:p>
      <text:p text:style-name="P50">- ajouter un élément avec la fonction "append" : <text:s text:c="4"/>maliste.append("bonjour")</text:p>
      <text:p text:style-name="P33"/>
      <text:p text:style-name="P33">👉<text:span text:style-name="T40"> Modifier la dernière boucle pour que tous les prix entrés par l’utilisateur soit stockés dans une liste. Afficher cette liste à la fin.</text:span></text:p>
      <text:p text:style-name="P33"/>
      <text:h text:style-name="Titre_20_I_29_" text:outline-level="2">VII) <text:span text:style-name="T1">Les modules et les fonctions</text:span></text:h>
      <text:p text:style-name="P35"/>
      <text:p text:style-name="P9">1) <text:span text:style-name="T1">Les modules</text:span></text:p>
      <text:p text:style-name="P36"/>
      <text:p text:style-name="P48">Un module est une sorte de bibliothèque contenant une série de fonctions déjà programmés.</text:p>
      <text:p text:style-name="P48">Pour pouvoir l’utiliser il faut importer le module dans le programme.</text:p>
      <text:p text:style-name="P48"><text:s/></text:p>
      <text:p text:style-name="P48">1ère méthode : <text:s text:c="2"/>from math import * <text:s text:c="8"/>qui importe tout <text:s text:c="3"/>(comme si on lit tout le livre math)</text:p>
      <text:p text:style-name="P48">2ème méthode : import math <text:s text:c="21"/>prend le module <text:s text:c="3"/>(comme si prend le livre sans le lire)</text:p>
      <text:p text:style-name="P35"/>
      <text:p text:style-name="P35">Pour la fonction racine carrée "sqrt" on écrit alors :</text:p>
      <text:p text:style-name="P35"><text:tab/>1ère méthode : <text:s text:c="4"/>sqrt(25)</text:p>
      <text:p text:style-name="P35"><text:tab/>2ème méthode : <text:s text:c="2"/>math.sqrt(25)</text:p>
      <text:p text:style-name="P35"/>
      <text:p text:style-name="P35">👉 Importer le module math dans un nouveau programme par une des deux méthodes et utiliser la fonction <text:span text:style-name="T34">cosinus : cos(angle) <text:s text:c="2"/>avec un angle de 3 radian.</text:span></text:p>
      <text:p text:style-name="P35"/>
      <text:p text:style-name="P9">2) <text:span text:style-name="T1">Les fonctions personnelles</text:span></text:p>
      <text:p text:style-name="P36"/>
      <text:p text:style-name="P36">Vous pouvez créer vos propres fonctions en particulier si vous utilisez régulièrement une même partie de programme.</text:p>
      <text:p text:style-name="P36"><text:soft-page-break/></text:p>
      <text:p text:style-name="P16">Lire 7) p 180</text:p>
      <text:p text:style-name="P36"/>
      <text:p text:style-name="P36">👉 Dans un nouveau programme écrire une <text:span text:style-name="T7">fonction d’affichage</text:span> (<text:span text:style-name="T39">procédure) </text:span>qui affiche sur 3 lignes "Je suis un élève de seconde" puis "Mon prénom est prenom1" et enfin "Mon nom est nom1" <text:s/>où prenom1 et nom1 sont des <text:span text:style-name="T7">paramètres</text:span>. <text:span text:style-name="T39">Utilisez</text:span> la fonction en dessous avec votre nom et prénom.</text:p>
      <text:p text:style-name="P35"/>
      <text:p text:style-name="P35">👉<text:span text:style-name="T34"> Créer ensuite une fonction "pythagore" qui calcule le carré de deux nombres puis renvoie la racine carré de leur somme.</text:span></text:p>
      <text:p text:style-name="P36">Tester la fonction avec deux nombres <text:span text:style-name="T35">en stockant le résultat dans la variable "resultat" <text:s/>et faire afficher cette variable.</text:span></text:p>
      <text:p text:style-name="P37">- Modifier le programme pour que le programme demande les deux nombres auparavant. </text:p>
      <text:p text:style-name="P37"/>
      <text:h text:style-name="P55" text:outline-level="2"/>
      <text:h text:style-name="P55" text:outline-level="2">V<text:span text:style-name="T37">III</text:span>) <text:span text:style-name="T1">Application : le jeu de la devinette </text:span><text:span text:style-name="T5">SUITE en </text:span><text:span text:style-name="T6">PYTHON</text:span><text:span text:style-name="T5"> !</text:span></text:h>
      <text:p text:style-name="P2"/>
      <text:p text:style-name="P4">Le jeu consiste à faire deviner par le joueur un nombre choisi au hasard par l’ordinateur en 0 et 100.</text:p>
      <text:p text:style-name="P2"/>
      <text:p text:style-name="P5"><text:span text:style-name="T17">1</text:span><text:span text:style-name="T16">) Quelles sont les opérations élémentaires que doit faire l’ordinateur ?</text:span></text:p>
      <text:p text:style-name="P3"><text:span text:style-name="T11"/></text:p>
      <text:p text:style-name="P38">Traduire les étapes en langage python :</text:p>
      <text:p text:style-name="P38"/>
      <text:p text:style-name="P39">- tire<text:span text:style-name="T38">r</text:span> au sort <text:span text:style-name="T38">un nombre entre 0 et 100 et stocker dans une variable nombreAdeviner</text:span></text:p>
      <text:p text:style-name="P39">- demander un nombre <text:span text:style-name="T38">à l’utilisateur appelé "reponse"</text:span></text:p>
      <text:p text:style-name="P39"><text:span text:style-name="T38">- </text:span>comparer avec la réponse <text:span text:style-name="T38">et</text:span> indiquer la résultat <text:span text:style-name="T38">("Bravo" ou "C’est raté") </text:span>de la comparaison au joueur</text:p>
      <text:p text:style-name="P40"/>
      <text:p text:style-name="P41"><text:span text:style-name="T1">Remarque</text:span> : </text:p>
      <text:p text:style-name="P41">Le module "random" contient une fonction randint(a,b) qui renvoie un nombre entre a et b, a et b inclus</text:p>
      <text:p text:style-name="P17"/>
      <text:p text:style-name="P26">3) Quand le jeu doit-il s’arrêter ?</text:p>
      <text:p text:style-name="P2"/>
      <text:p text:style-name="P42">Le jeu doit s’arrêter quand le joueur a trouvé le nombre. Tant que ce n’est pas le cas il doit recommencer.</text:p>
      <text:p text:style-name="P42"/>
      <text:p text:style-name="P42">Compléter l’instruction suivante : <text:s text:c="3"/>while reponse ……………….</text:p>
      <text:p text:style-name="P43">Intégrer la dans votre programme.</text:p>
      <text:p text:style-name="P2"/>
      <text:p text:style-name="P26">4) Quelle aide la machine peut-elle apporter au joueur  ?</text:p>
      <text:p text:style-name="P2"/>
      <text:p text:style-name="P43">Modifier votre programme pour que l’ordinateur indique à chaque fois au joueur "plus grand" ou "plus petit" selon la valeur de sa réponse.</text:p>
      <text:p text:style-name="P2"/>
      <text:p text:style-name="P26">5) Comment comparer deux parties successives du même joueur ?</text:p>
      <text:p text:style-name="P2"/>
      <text:p text:style-name="P44">Introduisez au bon endroit les deux instructions suivantes :</text:p>
      <text:p text:style-name="P44">- <text:s text:c="2"/>compteur = compteur + 1</text:p>
      <text:p text:style-name="P44">- <text:s text:c="2"/>print("Vous avez réussi en : ", compteur ," coups")</text:p>
      <text:p text:style-name="P44"/>
      <text:p text:style-name="P44">Il manque encore une ligne. Corriger le programme en ajoutant la ligne manquante.</text:p>
      <text:p text:style-name="P44"/>
      <text:p text:style-name="P44"/>
      <text:p text:style-name="P44">…. Votre programme marche ! <text:s text:c="3"/>Play and enjoy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face style:name="Liberation Mono" svg:font-family="'Liberation Mono'" style:font-family-generic="swiss"/>
    <style:font-face style:name="Lucida Sans1" svg:font-family="'Lucida Sans'" style:font-family-generic="swiss"/>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default-outline-level="1"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hidden="true"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ours" style:display-name="Titre cours" style:family="paragraph" style:parent-style-name="Standard">
      <style:paragraph-properties fo:text-align="center" style:justify-single-word="false"/>
      <style:text-properties style:font-name="Calibri1" fo:font-family="Calibri" style:font-family-generic="swiss" style:font-pitch="variable" fo:font-size="18pt" style:text-underline-style="solid" style:text-underline-width="auto" style:text-underline-color="font-color" fo:font-weight="bold" officeooo:rsid="0005e2c8" style:font-weight-asian="bold" style:font-weight-complex="bold"/>
    </style:style>
    <style:style style:name="Titre_20_I_29_" style:display-name="Titre I)" style:family="paragraph" style:parent-style-name="Index" style:default-outline-level="2">
      <style:text-properties style:font-name="Calibri1" fo:font-family="Calibri" style:font-family-generic="swiss" style:font-pitch="variable" fo:font-size="14pt" fo:font-weight="bold" officeooo:rsid="0005e2c8" style:font-weight-asian="bold" style:font-weight-complex="bold"/>
    </style:style>
    <style:style style:name="Titre_20_1_29_" style:display-name="Titre 1)" style:family="paragraph" style:parent-style-name="Standard" style:default-outline-level="3">
      <style:text-properties style:font-name="Calibri1" fo:font-family="Calibri" style:font-family-generic="swiss" style:font-pitch="variable" fo:font-weight="bold" officeooo:rsid="00099c04"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re_20_TP" style:display-name="Titre TP" style:family="paragraph" style:parent-style-name="Titre_20_cours" style:default-outline-level="4">
      <style:paragraph-properties fo:padding="0.049cm" fo:border="0.06pt solid #000000"/>
      <style:text-properties fo:font-size="20pt" style:text-underline-style="non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de_5f_progr1" style:display-name="code_progr1" style:family="paragraph" style:parent-style-name="Standard" style:default-outline-level="">
      <loext:graphic-properties draw:fill="solid" draw:fill-color="#f2f2f2"/>
      <style:paragraph-properties fo:margin-left="0cm" fo:margin-right="0cm" fo:margin-top="0cm" fo:margin-bottom="0cm" loext:contextual-spacing="false" style:line-height-at-least="0.176cm" fo:text-align="start" style:justify-single-word="false" fo:text-indent="0cm" style:auto-text-indent="false" fo:background-color="#f2f2f2" fo:padding="0.035cm" fo:border="0.51pt solid #ffffff">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style:font-name="Liberation Mono" fo:font-family="'Liberation Mono'" style:font-family-generic="swiss" fo:font-size="9pt" fo:font-weight="bold" style:font-size-asian="9pt" style:font-weight-asian="bold" style:font-name-complex="Times New Roman" style:font-family-complex="'Times New Roman'" style:font-family-generic-complex="system" style:font-pitch-complex="variable"/>
    </style:style>
    <style:style style:name="CodeCommentaire" style:family="text">
      <style:text-properties fo:color="#666699" style:font-name="Liberation Mono" fo:font-family="'Liberation Mono'" style:font-family-generic="swiss" fo:font-size="9pt" fo:font-style="italic" fo:font-weight="bold" style:font-size-asian="9pt" style:font-style-asian="italic" style:font-weight-asian="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2cm" fo:margin-bottom="1.143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0T22:37:31.335000000</meta:creation-date>
    <meta:editing-duration>PT27M20S</meta:editing-duration>
    <meta:editing-cycles>10</meta:editing-cycles>
    <meta:generator>LibreOffice/6.3.0.4$Windows_X86_64 LibreOffice_project/057fc023c990d676a43019934386b85b21a9ee99</meta:generator>
    <dc:title>Mon modèle</dc:title>
    <dc:date>2019-09-11T20:14:27.331000000</dc:date>
    <meta:print-date>2019-09-11T19:17:32.352000000</meta:print-date>
    <meta:document-statistic meta:table-count="0" meta:image-count="0" meta:object-count="0" meta:page-count="4" meta:paragraph-count="106" meta:word-count="1338" meta:character-count="7634" meta:non-whitespace-character-count="6128"/>
    <meta:template xlink:type="simple" xlink:actuate="onRequest" xlink:title="Mon modèle" xlink:href="../../../../../AppData/Roaming/LibreOffice/4/user/template/Mon%20modèle2.ott" meta:date="2019-09-10T22:37:30.867000000"/>
  </office:meta>
</office:document-meta>
</file>